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do text</text:p><text:p text:style-name="P13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Signaletic()&quot;">mailed_data.getSignaletic()</text:conditional-text></text:span><text:span text:style-name="T11"><text:s/></text:span><text:span text:style-name="T10"><text:conditional-text text:condition="ooow:&quot;view.do_mailing()&quot;" text:string-value-if-false="" text:string-value-if-true="&quot;None&quot;">None</text:conditional-text></text:span><text:span text:style-name="T11"><text:s/></text:span><text:span text:style-name="T10"><text:conditional-text text:condition="ooow:&quot;view.do_mailing()&quot;" text:string-value-if-false="" text:string-value-if-true="&quot;None&quot;">None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do text</text:p><text:p text:style-name="P13">from document(at=reference, format='odt')</text:p></office:annotation>Import depuis reference.odt</text:p>
      <text:p text:style-name="P11"/>
      <text:p text:style-name="P11"><office:annotation><dc:creator>Gauthier Bastien</dc:creator><dc:date>2011-02-16T16:12:24</dc:date><text:p text:style-name="P13">do text if len(self.getApplicants()) &gt; 1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do text if not len(self.getApplicants()) &gt; 1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do text if not len(self.getApplicants()) &gt; 1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do text if len(self.getApplicants()) &gt; 1</text:p></office:annotation><text:span text:style-name="T3"><office:annotation><dc:creator>Gauthier Bastien</dc:creator><dc:date>2011-02-17T09:18:17</dc:date><text:p text:style-name="P13">do text if len(self.getApplicants()) &gt; 1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do text</text:p><text:p text:style-name="P13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11:36.065468390</dc:date>
    <dc:language>fr-FR</dc:language>
    <meta:editing-cycles>79</meta:editing-cycles>
    <meta:editing-duration>P1DT7H30M41S</meta:editing-duration>
    <meta:document-statistic meta:table-count="1" meta:image-count="0" meta:object-count="0" meta:page-count="1" meta:paragraph-count="20" meta:word-count="192" meta:character-count="1578" meta:non-whitespace-character-count="1425"/>
    <meta:user-defined meta:name="Info 1"/>
    <meta:user-defined meta:name="Info 2"/>
    <meta:user-defined meta:name="Info 3"/>
    <meta:user-defined meta:name="Info 4"/>
  </office:meta>
</office:document-meta>
</file>